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../../../../../../../ENE/WebformsFor/go/188/1611/1/show">
          <form:hidden form:name="action" form:control-implementation="ooo:com.sun.star.form.component.HiddenControl" form:id="control1" form:value="edit"/>
          <form:hidden form:name="item_type" form:control-implementation="ooo:com.sun.star.form.component.HiddenControl" form:id="control2" form:value="i"/>
          <form:hidden form:name="item_number" form:control-implementation="ooo:com.sun.star.form.component.HiddenControl" form:id="control3" form:value="1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de of Cooperation </text:h>
      <text:p text:style-name="Text_20_body"><text:span text:style-name="Strong_20_Emphasis">The following people are on your team:</text:span> </text:p>
      <text:list xml:id="list28379783" text:style-name="L1">
        <text:list-item>
          <text:p text:style-name="P5">Joshua F. Fox </text:p>
        </text:list-item>
        <text:list-item>
          <text:p text:style-name="P5">Mark Anthony Luzarowski </text:p>
        </text:list-item>
        <text:list-item>
          <text:p text:style-name="P5">Andrew Benjamin Cleveland </text:p>
        </text:list-item>
        <text:list-item>
          <text:p text:style-name="P2">Jacob C. Mcgough </text:p>
        </text:list-item>
      </text:list>
      <text:p text:style-name="Text_20_body"><text:span text:style-name="Strong_20_Emphasis">Required individual items:</text:span><text:line-break/><text:span text:style-name="Emphasis">The following items are automatically included in your Code of Cooperation for each individual on your team. They do not need to be repeated in the items you create below.</text:span></text:p>
      <text:list xml:id="list28366554" text:style-name="L2">
        <text:list-item>
          <text:p text:style-name="P6"><text:span text:style-name="Emphasis">&lt;Team member&gt;</text:span> collaborates well with my team on all in-class and out of the class assignments. </text:p>
        </text:list-item>
        <text:list-item>
          <text:p text:style-name="P6"><text:span text:style-name="Emphasis">&lt;Team member&gt;</text:span> contributes to my team's effectiveness by having a clearly defined role(s). </text:p>
        </text:list-item>
        <text:list-item>
          <text:p text:style-name="P6"><text:span text:style-name="Emphasis">&lt;Team member&gt;</text:span> is a reliable team member. </text:p>
        </text:list-item>
        <text:list-item>
          <text:p text:style-name="P6"><text:span text:style-name="Emphasis">&lt;Team member&gt;</text:span> often helps my team think of what we were/were not achieving. </text:p>
        </text:list-item>
        <text:list-item>
          <text:p text:style-name="P6"><text:span text:style-name="Emphasis">&lt;Team member&gt;</text:span> articulates individual goals that can be achieved with the help of my team. </text:p>
        </text:list-item>
        <text:list-item>
          <text:p text:style-name="P6"><text:span text:style-name="Emphasis">&lt;Team member&gt;</text:span> actively helps my team establish goals. </text:p>
        </text:list-item>
        <text:list-item>
          <text:p text:style-name="P6"><text:span text:style-name="Emphasis">&lt;Team member&gt;</text:span> helps my team to build a shared confidence in its ability to successfully work together on course assignments. </text:p>
        </text:list-item>
        <text:list-item>
          <text:p text:style-name="P6"><text:span text:style-name="Emphasis">&lt;Team member&gt;</text:span> often encourages each team member to believe in my team's ability to succeed no matter what the task. </text:p>
        </text:list-item>
        <text:list-item>
          <text:p text:style-name="P6"><text:span text:style-name="Emphasis">&lt;Team member&gt;</text:span> often makes my team feel confident in its ability to resolve disagreements. </text:p>
        </text:list-item>
        <text:list-item>
          <text:p text:style-name="P6"><text:span text:style-name="Emphasis">&lt;Team member&gt;</text:span> is collaborating well with the team on all in-class and out of the class assignments. </text:p>
        </text:list-item>
        <text:list-item>
          <text:p text:style-name="P6"><text:span text:style-name="Emphasis">&lt;Team member&gt;</text:span> is contributing to the team's effectiveness by having a clearly defined role(s). </text:p>
        </text:list-item>
        <text:list-item>
          <text:p text:style-name="P6"><text:span text:style-name="Emphasis">&lt;Team member&gt;</text:span> is often helping the team develop effective strategies. </text:p>
        </text:list-item>
        <text:list-item>
          <text:p text:style-name="P6"><text:span text:style-name="Emphasis">&lt;Team member&gt;</text:span> is articulating individual goals that can be achieved with the help of the team. </text:p>
        </text:list-item>
        <text:list-item>
          <text:p text:style-name="P6"><text:span text:style-name="Emphasis">&lt;Team member&gt;</text:span> is actively helping the team establish goals. </text:p>
        </text:list-item>
        <text:list-item>
          <text:p text:style-name="P6"><text:span text:style-name="Emphasis">&lt;Team member&gt;</text:span> is helping the team to build a shared confidence in its ability to successfully work together on course assignments. </text:p>
        </text:list-item>
        <text:list-item>
          <text:p text:style-name="P6"><text:span text:style-name="Emphasis">&lt;Team member&gt;</text:span> is often encouraging each team member to believe in the team's ability to succeed no matter what the task. </text:p>
        </text:list-item>
        <text:list-item>
          <text:p text:style-name="P3"><text:span text:style-name="Emphasis">&lt;Team member&gt;</text:span> is often making the team feel confident in the team's ability to resolve disagreements. </text:p>
        </text:list-item>
      </text:list>
      <text:p text:style-name="Text_20_body"><text:span text:style-name="Strong_20_Emphasis">Required team items:</text:span><text:line-break/><text:span text:style-name="Emphasis">The following items are automatically included in your Code of Cooperation for your team as a whole. They do not need to be repeated in the items you create below.</text:span></text:p>
      <text:list xml:id="list28370060" text:style-name="L3">
        <text:list-item>
          <text:p text:style-name="P4">Overall, I would consider my team to be highly effective. </text:p>
        </text:list-item>
      </text:list>
      <text:h text:style-name="Heading_20_2" text:outline-level="2"><text:soft-page-break/></text:h>
      <text:h text:style-name="Heading_20_2" text:outline-level="2">Individual items</text:h>
      <text:section text:style-name="Sect1" text:name="i188_017_21_11">
        <text:h text:style-name="Heading_20_3" text:outline-level="3">Item 1:</text:h>
        <text:p text:style-name="Text_20_body">Each team member will assume one of the following roles and rotate each week: timekeeper, manager, devil's advocate, encourager.<text:bookmark text:name="i188_017_21_11_hide"/><text:line-break/></text:p>
      </text:section>
      <text:section text:style-name="Sect1" text:name="i188_017_21_12">
        <text:h text:style-name="Heading_20_3" text:outline-level="3">Item 2:</text:h>
        <text:p text:style-name="Text_20_body">Meetings will be decided via facebook and/or text and members are responsible for checking both and communicating appropriately. If a member misses a meeting because of a lack of communication, then that member will have to bring snacks next meeting. </text:p>
      </text:section>
      <text:h text:style-name="Heading_20_3" text:outline-level="3">Item 3:</text:h>
      <text:p text:style-name="Text_20_body">If someone misses a meeting, they're responsible for confirming that the necessary assignments have been completed by communicating with the group.</text:p>
      <text:h text:style-name="Heading_20_3" text:outline-level="3">Item 4:</text:h>
      <text:p text:style-name="Text_20_body">If a member misses more than 3 meetings without excuse or effective communication than the member will be reported to the instructor.</text:p>
      <text:h text:style-name="Heading_20_2" text:outline-level="2">Team items</text:h>
      <text:section text:style-name="Sect1" text:name="t188_017_21_12">
        <text:h text:style-name="Heading_20_3" text:outline-level="3">Item 1:</text:h>
        <text:p text:style-name="Text_20_body">Meetings will not last more than 2 hours. Any work not done by then will be assigned among members as individual homework to be brought to the next meeting</text:p>
      </text:section>
      <text:h text:style-name="Heading_20_3" text:outline-level="3">Item 2:</text:h>
      <text:p text:style-name="Text_20_body">If work has to be completed outside of the meeting, it will not be the same person on consecutive assignments. The workload must be share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8T08:25:18.84</meta:creation-date>
    <meta:print-date>2011-02-08T08:29:00.17</meta:print-date>
    <meta:document-statistic meta:table-count="0" meta:image-count="0" meta:object-count="0" meta:page-count="2" meta:paragraph-count="40" meta:word-count="542" meta:character-count="3175"/>
    <dc:date>2011-02-08T08:30:01.10</dc:date>
    <meta:editing-duration>PT00H04M43S</meta:editing-duration>
    <meta:editing-cycles>1</meta:editing-cycles>
    <meta:generator>OpenOffice.org/3.2$Win32 OpenOffice.org_project/320m18$Build-9502</meta:generator>
  </office:meta>
</office:document-meta>
</file>